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start" style:justify-single-word="false"/>
      <style:text-properties style:text-underline-style="none"/>
    </style:style>
    <style:style style:name="P4" style:family="paragraph" style:parent-style-name="Standard" style:list-style-name="L3">
      <style:paragraph-properties fo:text-align="start" style:justify-single-word="false"/>
      <style:text-properties style:text-underline-style="none"/>
    </style:style>
    <style:style style:name="P5" style:family="paragraph" style:parent-style-name="Standard" style:list-style-name="L5">
      <style:paragraph-properties fo:text-align="start" style:justify-single-word="false"/>
      <style:text-properties style:text-underline-style="none"/>
    </style:style>
    <style:style style:name="P6" style:family="paragraph" style:parent-style-name="Standard" style:list-style-name="L6">
      <style:paragraph-properties fo:text-align="start" style:justify-single-word="false"/>
      <style:text-properties style:text-underline-style="none"/>
    </style:style>
    <style:style style:name="P7" style:family="paragraph" style:parent-style-name="Standard">
      <style:paragraph-properties fo:text-align="start" style:justify-single-word="false"/>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OA</text:p>
      <text:p text:style-name="P1">14.11.2017</text:p>
      <text:p text:style-name="P2"><text:s text:c="160"/></text:p>
      <text:p text:style-name="P2"/>
      <text:p text:style-name="P3">Nutzer = Mitarbeiter oder Admin</text:p>
      <text:p text:style-name="P3"/>
      <text:p text:style-name="P3">1.) Beschreibung</text:p>
      <text:p text:style-name="P3"/>
      <text:p text:style-name="P7"><text:span text:style-name="T1">Ein Nutzer loggt sich ein, indem er sich auf der Login Seite mit seinem Benutzernamen und Passwort anmeldet. Mitarbeiter sehen anschließend die Dienstplanansicht. Der Admin sieht neben den Terminen in der Dienstplanansicht Buttons stehen, mit denen er die jeweiligen Termine bearbeiten kann. Zusätzlich werden dem Admin noch ein Button angezeigt mit dem er Termine hinzufügen kann und ein weiterer Button mit welchem er auf die Mitarbeiteransicht weitergeleitet wird. Ein Termin kann angelegt werden wenn man </text:span>Name, Beschreibung, Start-, Endzeit (mit Möglichkeit verschiedene Daten zu nutzen), Regelmäßigkeiten (tägl., Werktags, wöchentlich) und einen Mitarbeiter aus einer Auswahl den entsprechenden Feldern hinzufügt. Termine könnnen neben der Bearbeitung auch gelöscht werden.</text:p>
      <text:p text:style-name="P7">Die Mitarbeiteransicht zeigt dem Admin die Mitarbeiter als Liste mit einer Auswahl an Eigenschaften an (Name, Adresse, Geburtsdatum). Zu jedem Mitarbeiter können alle Eigenschaften separat in einer Detailansicht angezeigt werden (Name, Adresse, E-Mail, Telefonnummer, Gerburtsdatum, Qualifikation, Mitarbeiternummer), welche auch einen Button zum bearbeiten eines Mitarbeiters enthält. Es können also auch Mitarbeiter hinzugefügt, bearbeitet und gelöscht werden.</text:p>
      <text:p text:style-name="P7"/>
      <text:p text:style-name="P3">2.) Substantive erfassen</text:p>
      <text:p text:style-name="P7"/>
      <text:p text:style-name="P7"><text:span text:style-name="T1">Ein Nutzer loggt sich ein, indem er sich auf der </text:span><text:span text:style-name="T2">Login Seite</text:span><text:span text:style-name="T1"> mit seinem </text:span><text:span text:style-name="T2">Benutzernamen</text:span><text:span text:style-name="T1"> und </text:span><text:span text:style-name="T2">Passwort</text:span><text:span text:style-name="T1"> anmeldet. </text:span><text:span text:style-name="T2">Mitarbeiter</text:span><text:span text:style-name="T1"> sehen anschließend die </text:span><text:span text:style-name="T2">Dienstplanansicht</text:span><text:span text:style-name="T1">. Der Admin sieht neben den </text:span><text:span text:style-name="T2">Terminen</text:span><text:span text:style-name="T1"> in der </text:span><text:span text:style-name="T2">Dienstplanansicht</text:span><text:span text:style-name="T1"> Buttons stehen, mit denen er die jeweiligen </text:span><text:span text:style-name="T2">Termine</text:span><text:span text:style-name="T1"> bearbeiten kann. Zusätzlich werden dem Admin noch ein Button angezeigt mit dem er </text:span><text:span text:style-name="T2">Termine hinzufügen</text:span><text:span text:style-name="T1"> kann und ein weiterer Button mit welchem er auf die </text:span><text:span text:style-name="T2">Mitarbeiteransicht</text:span><text:span text:style-name="T1"> weitergeleitet wird. Ein Termin kann angelegt werden wenn man </text:span><text:span text:style-name="T3">Name</text:span>, <text:span text:style-name="T3">Beschreibung</text:span>, <text:span text:style-name="T3">Start-, Endzeit</text:span> (mit Möglichkeit verschiedene Daten zu nutzen), <text:span text:style-name="T3">Regelmäßigkeiten</text:span> (tägl., Werktags, wöchentlich) und einen <text:span text:style-name="T3">Mitarbeiter</text:span> aus einer Auswahl den entsprechenden Feldern hinzufügt. Termine könnnen neben der <text:span text:style-name="T3">Bearbeitung</text:span> auch <text:span text:style-name="T3">gelöscht</text:span> werden.</text:p>
      <text:p text:style-name="P3">Die <text:span text:style-name="T3">Mitarbeiteransicht</text:span> zeigt dem Admin die <text:span text:style-name="T3">Mitarbeiter</text:span> als <text:span text:style-name="T3">Liste</text:span> mit einer Auswahl an Eigenschaften an (<text:span text:style-name="T3">Name</text:span>, <text:span text:style-name="T3">Adresse</text:span>, <text:span text:style-name="T3">Geburtsdatum</text:span>). Zu jedem Mitarbeiter können alle Eigenschaften separat in einer Detailansicht angezeigt werden (<text:span text:style-name="T3">Name</text:span>, <text:span text:style-name="T3">Adresse</text:span>, <text:span text:style-name="T3">E-Mail</text:span>, <text:span text:style-name="T3">Telefonnummer</text:span>, <text:span text:style-name="T3">Gerburtsdatum</text:span>, <text:span text:style-name="T3">Qualifikation</text:span>, <text:span text:style-name="T3">Mitarbeiternummer</text:span>), welche auch einen Button zum <text:span text:style-name="T3">bearbeiten eines Mitarbeiters</text:span> enthält. Es können also auch <text:span text:style-name="T3">Mitarbeiter hinzugefügt, bearbeitet und gelöscht</text:span> werden.</text:p>
      <text:p text:style-name="P3"/>
      <text:list xml:id="list2501000581426090849" text:style-name="L5">
        <text:list-item>
          <text:p text:style-name="P5">Termin</text:p>
        </text:list-item>
        <text:list-item>
          <text:p text:style-name="P5">Adresse</text:p>
        </text:list-item>
        <text:list-item>
          <text:p text:style-name="P5">Mitarbeiter</text:p>
        </text:list-item>
      </text:list>
      <text:p text:style-name="P3"/>
      <text:p text:style-name="P3"/>
      <text:p text:style-name="P3"/>
      <text:p text:style-name="P3"/>
      <text:p text:style-name="P3"/>
      <text:p text:style-name="P3"/>
      <text:p text:style-name="P3"/>
      <text:p text:style-name="P3"/>
      <text:p text:style-name="P3"><text:soft-page-break/>2.1)</text:p>
      <text:p text:style-name="P3">In diesem Schritt legen wir fest welche Daten zu welchem Substantiv gehören.<text:line-break/></text:p>
      <text:list xml:id="list8114974473518108745" text:style-name="L3">
        <text:list-item>
          <text:p text:style-name="P4">Termin</text:p>
          <text:list>
            <text:list-item>
              <text:p text:style-name="P4">ID</text:p>
            </text:list-item>
            <text:list-item>
              <text:p text:style-name="P4">Name</text:p>
            </text:list-item>
            <text:list-item>
              <text:p text:style-name="P4">Beschreibung</text:p>
            </text:list-item>
            <text:list-item>
              <text:p text:style-name="P4">Startzeit</text:p>
            </text:list-item>
            <text:list-item>
              <text:p text:style-name="P4">Endzeit</text:p>
            </text:list-item>
            <text:list-item>
              <text:p text:style-name="P4">Wiederholen (Werktags, Wöchentlich)</text:p>
            </text:list-item>
            <text:list-item>
              <text:p text:style-name="P4">Zugewiesene Mitarbeiter</text:p>
            </text:list-item>
          </text:list>
        </text:list-item>
        <text:list-item>
          <text:p text:style-name="P4">Adresse</text:p>
          <text:list>
            <text:list-item>
              <text:p text:style-name="P4">ID</text:p>
            </text:list-item>
            <text:list-item>
              <text:p text:style-name="P4">Straße</text:p>
            </text:list-item>
            <text:list-item>
              <text:p text:style-name="P4">Hausnummer</text:p>
            </text:list-item>
            <text:list-item>
              <text:p text:style-name="P4">Postleitzahl</text:p>
            </text:list-item>
            <text:list-item>
              <text:p text:style-name="P4">Stadt</text:p>
            </text:list-item>
          </text:list>
        </text:list-item>
        <text:list-item>
          <text:p text:style-name="P4">Mitarbeiter</text:p>
          <text:list>
            <text:list-item>
              <text:p text:style-name="P4">Mitarbeiternummer</text:p>
            </text:list-item>
            <text:list-item>
              <text:p text:style-name="P4">Vorname</text:p>
            </text:list-item>
            <text:list-item>
              <text:p text:style-name="P4">Nachname</text:p>
            </text:list-item>
            <text:list-item>
              <text:p text:style-name="P4">E-Mail</text:p>
            </text:list-item>
            <text:list-item>
              <text:p text:style-name="P4">Telefon</text:p>
            </text:list-item>
            <text:list-item>
              <text:p text:style-name="P4">Adresse</text:p>
            </text:list-item>
            <text:list-item>
              <text:p text:style-name="P4">Qualifikation</text:p>
            </text:list-item>
            <text:list-item>
              <text:p text:style-name="P4">Admin(Ja/Nein)</text:p>
            </text:list-item>
            <text:list-item>
              <text:p text:style-name="P4">Benutzername</text:p>
            </text:list-item>
            <text:list-item>
              <text:p text:style-name="P4">Passwort</text:p>
            </text:list-item>
          </text:list>
        </text:list-item>
      </text:list>
      <text:p text:style-name="P3"/>
      <text:p text:style-name="P3"/>
      <text:p text:style-name="P3">2.2) Verben erfassen</text:p>
      <text:p text:style-name="P3">In diesem Schritt werden alle Verben festgelegt.<text:line-break/></text:p>
      <text:list xml:id="list4070007053909889060" text:style-name="L6">
        <text:list-item>
          <text:p text:style-name="P6">Mitarbeiter löschen</text:p>
        </text:list-item>
        <text:list-item>
          <text:p text:style-name="P6">Mitarbeiter hinzufügen</text:p>
        </text:list-item>
        <text:list-item>
          <text:p text:style-name="P6">Mitarbeiter bearbeiten</text:p>
        </text:list-item>
        <text:list-item>
          <text:p text:style-name="P6">Termin bearbeiten</text:p>
        </text:list-item>
        <text:list-item>
          <text:p text:style-name="P6">Termin löschen</text:p>
        </text:list-item>
        <text:list-item>
          <text:p text:style-name="P6">Termin hinzufügen</text:p>
        </text:list-item>
        <text:list-item>
          <text:p text:style-name="P6">Adresse hinzufügen</text:p>
        </text:list-item>
        <text:list-item>
          <text:p text:style-name="P6">Adresse löschen</text:p>
        </text:list-item>
        <text:list-item>
          <text:p text:style-name="P6">Beenden</text:p>
        </text:list-item>
      </text:list>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4M59S</meta:editing-duration>
    <meta:editing-cycles>6</meta:editing-cycles>
    <meta:generator>OpenOffice/4.1.3$Win32 OpenOffice.org_project/413m1$Build-9783</meta:generator>
    <dc:date>2017-11-14T17:00:19.22</dc:date>
    <meta:document-statistic meta:table-count="0" meta:image-count="0" meta:object-count="0" meta:page-count="2" meta:paragraph-count="51" meta:word-count="446" meta:character-count="3336"/>
    <meta:user-defined meta:name="Info 1"/>
    <meta:user-defined meta:name="Info 2"/>
    <meta:user-defined meta:name="Info 3"/>
    <meta:user-defined meta:name="Info 4"/>
  </office:meta>
</office:document-meta>
</file>